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Software, protezione dei dati e sicurezz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ftw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Rappresenta l’insieme di tutti i dati memorizzati nel computer</text:p>
                <text:list>
                  <text:list-item>
                    <text:p>Dati semplici</text:p>
                  </text:list-item>
                  <text:list-item>
                    <text:p>Istruzioni da far eseguire alla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ipi di softwa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stema (sistema operativo, driver)</text:p>
                <text:list>
                  <text:list-item>
                    <text:p>Fornisce funzionalità operative di base all’hardware del computer</text:p>
                  </text:list-item>
                </text:list>
              </text:list-item>
              <text:list-item>
                <text:p>Programmazione (compilatori, IDE)</text:p>
                <text:list>
                  <text:list-item>
                    <text:p>Per creare, mantenere o supportare altri programmi o applicazioni</text:p>
                  </text:list-item>
                </text:list>
              </text:list-item>
              <text:list-item>
                <text:p>Applicativo</text:p>
                <text:list>
                  <text:list-item>
                    <text:p>Generico o specific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oftware applicativo generic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ffice Productivity</text:p>
              </text:list-item>
              <text:list-item>
                <text:p>Gestionali</text:p>
              </text:list-item>
              <text:list-item>
                <text:p>Di sviluppo</text:p>
              </text:list-item>
              <text:list-item>
                <text:p>Utilities</text:p>
              </text:list-item>
              <text:list-item>
                <text:p>Sva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cenz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ftware proprietario</text:p>
                <text:list>
                  <text:list-item>
                    <text:p>Protetto da leggi sul copyright o da brevetto</text:p>
                  </text:list-item>
                </text:list>
              </text:list-item>
              <text:list-item>
                <text:p>Software libero</text:p>
                <text:list>
                  <text:list-item>
                    <text:p>Uso a titolo gratuito</text:p>
                  </text:list-item>
                </text:list>
              </text:list-item>
              <text:list-item>
                <text:p>Creative commons</text:p>
                <text:list>
                  <text:list-item>
                    <text:p>Uso e riproduzione consentiti, ma non a scopo di lucr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cenze OEM ed ES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EM</text:p>
                <text:list>
                  <text:list-item>
                    <text:p>Software già installato sul dispositivo, pertanto la licenza è collegata all’hardware</text:p>
                  </text:list-item>
                </text:list>
              </text:list-item>
              <text:list-item>
                <text:p>ESD</text:p>
                <text:list>
                  <text:list-item>
                    <text:p>Codice per poter scaricare il software da Internet</text:p>
                  </text:list-item>
                  <text:list-item>
                    <text:p>Assenza di copia fisica, quindi minori cost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Forme distribuzione softwar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pen source (distribuzione a programmatori indipendenti)</text:p>
              </text:list-item>
              <text:list-item>
                <text:p>Demo</text:p>
              </text:list-item>
              <text:list-item>
                <text:p>Shareware (periodo di prova)</text:p>
              </text:list-item>
              <text:list-item>
                <text:p>Donationware (previa donazione)</text:p>
              </text:list-item>
              <text:list-item>
                <text:p>Adandonware (software proprietario vecchio)</text:p>
              </text:list-item>
              <text:list-item>
                <text:p>Adware (con pubblicità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6:40:22.156867994</meta:creation-date>
    <meta:editing-duration>PT14M44S</meta:editing-duration>
    <meta:editing-cycles>5</meta:editing-cycles>
    <meta:generator>LibreOffice/6.0.7.3$Linux_X86_64 LibreOffice_project/00m0$Build-3</meta:generator>
    <dc:title>Impress</dc:title>
    <dc:date>2019-10-04T16:55:06.319842476</dc:date>
    <meta:document-statistic meta:object-count="66"/>
  </office:meta>
</office:document-meta>
</file>